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24-01-02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23-0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22-01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21-03-0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20-01-28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9-02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8-01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7-02-02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6-10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6-05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6-0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5-09-23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5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5-01-09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4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4-05-20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4-01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3-11-05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3-01-16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1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0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0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95</text:p>
          </table:table-cell>
          <table:table-cell office:value-type="string" calcext:value-type="string">
            <text:p>MM44395</text:p>
          </table:table-cell>
          <table:table-cell office:value-type="string" calcext:value-type="string">
            <text:p>200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